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&amp;ehk=JbeM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7" style:parent-style-name="Graphics">
      <style:graphic-properties draw:fill="none" draw:stroke="none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8" style:parent-style-name="Graphics">
      <style:graphic-properties draw:fill="none" fo:clip="rect(0in, 0in, 0in, 0in)" draw:stroke="non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9" style:parent-style-name="Graphics">
      <style:graphic-properties draw:fill="none" fo:clip="rect(0in, 0in, 0in, 0in)" draw:stroke="non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5" style:parent-style-name="Graphics">
      <style:graphic-properties draw:fill="none" fo:clip="rect(0in, 0in, 0in, 0in)" draw:stroke="none"/>
    </style:style>
    <style:style style:family="graphic" style:name="a406" style:parent-style-name="Graphics">
      <style:graphic-properties draw:fill="none" fo:clip="rect(0in, 0in, 0in, 0in)" draw:stroke="none"/>
    </style:style>
    <style:style style:family="graphic" style:name="a407" style:parent-style-name="Graphics">
      <style:graphic-properties draw:fill="none" fo:clip="rect(0in, 0in, 0in, 0in)" draw:stroke="none"/>
    </style:style>
    <style:style style:family="drawing-page" style:name="a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9" style:parent-style-name="Graphics">
      <style:graphic-properties draw:fill="none" fo:clip="rect(0in, 0in, 0in, 0in)" draw:stroke="non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0">
      <style:graphic-properties draw:fill="none" fo:clip="rect(0in, 0in, 0in, 0in)" draw:stroke="non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 style:parent-style-name="Graphics">
      <style:graphic-properties draw:fill="none" draw:stroke="non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6" style:parent-style-name="Graphics">
      <style:graphic-properties draw:fill="none" fo:clip="rect(0in, 0in, 0in, 0in)" draw:stroke="none"/>
    </style: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0" draw:master-page-name="Master1-Layout1-title-Titeldia" presentation:presentation-page-layout-name="Master1-PPL1" draw:id="Slide-256">
        <draw:frame draw:id="id63" presentation:style-name="a384" draw:name="Titel 1" svg:x="1.66667in" svg:y="1.22743in" svg:width="10in" svg:height="2.61111in" presentation:class="title" presentation:placeholder="false">
          <draw:text-box>
            <text:p text:style-name="a383" text:class-names="" text:cond-style-name=""><text:span text:style-name="a381" text:class-names="">Ontwerp Document</text:span><text:span text:style-name="a382" text:class-names=""/></text:p>
          </draw:text-box>
          <svg:title/>
          <svg:desc/>
        </draw:frame>
        <draw:frame draw:id="id64" presentation:style-name="a385" draw:name="Ondertitel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3" draw:style-name="a386" draw:master-page-name="Master1-Layout2-obj-Titel-en-object" presentation:presentation-page-layout-name="Master1-PPL2" draw:id="Slide-258">
        <draw:frame draw:id="id65" presentation:style-name="a390" draw:name="Titel 1" svg:x="0.91667in" svg:y="0.39931in" svg:width="11.5in" svg:height="1.44965in" presentation:class="title" presentation:placeholder="false">
          <draw:text-box>
            <text:p text:style-name="a389" text:class-names="" text:cond-style-name=""><text:span text:style-name="a387" text:class-names="">Idee</text:span><text:span text:style-name="a388" text:class-names=""/></text:p>
          </draw:text-box>
          <svg:title/>
          <svg:desc/>
        </draw:frame>
        <draw:frame draw:id="id66" presentation:style-name="a398" draw:name="Tijdelijke aanduiding voor inhoud 2" svg:x="0.91667in" svg:y="1.99653in" svg:width="11.5in" svg:height="4.75868in" presentation:class="outline" presentation:placeholder="false">
          <draw:text-box>
            <text:list text:style-name="a397">
              <text:list-item>
                <text:p text:style-name="a396" text:class-names="" text:cond-style-name=""><text:span text:style-name="a391" text:class-names="">We hadden in gedachten om Fruitninja te maken met behulp van de Kinect. We wilden zorgen dat we met de<text:s text:c="1"/></text:span><text:span text:style-name="a392" text:class-names="">kinect</text:span><text:span text:style-name="a393" text:class-names=""><text:s text:c="1"/>de handen van de spelers kunnen tracken en dan het fruit<text:s text:c="1"/></text:span><text:span text:style-name="a394" text:class-names="">slicen<text:s text:c="1"/></text:span><text:span text:style-name="a395" text:class-names="">waar je hand is.</text:span></text:p>
              </text:list-item>
            </text:list>
          </draw:text-box>
          <svg:title/>
          <svg:desc/>
        </draw:frame>
      </draw:page>
      <draw:page draw:name="Slide2" draw:style-name="a399" draw:master-page-name="Master1-Layout2-obj-Titel-en-object" presentation:presentation-page-layout-name="Master1-PPL2" draw:id="Slide-257">
        <draw:frame draw:id="id67" presentation:style-name="a403" draw:name="Titel 1" svg:x="0.91667in" svg:y="0.39931in" svg:width="11.5in" svg:height="1.44965in" presentation:class="title" presentation:placeholder="false">
          <draw:text-box>
            <text:p text:style-name="a402" text:class-names="" text:cond-style-name=""><text:span text:style-name="a400" text:class-names="">Met Kinect</text:span><text:span text:style-name="a401" text:class-names=""/></text:p>
          </draw:text-box>
          <svg:title/>
          <svg:desc/>
        </draw:frame>
        <draw:frame draw:id="id68" presentation:style-name="a404" draw:name="Tijdelijke aanduiding voor inhoud 2" svg:x="0.91667in" svg:y="1.99653in" svg:width="11.5in" svg:height="4.75868in" presentation:class="outline" presentation:placeholder="true">
          <draw:text-box/>
          <svg:title/>
          <svg:desc/>
        </draw:frame>
        <draw:frame draw:id="id69" draw:style-name="a405" draw:name="Picture 2" svg:x="1.38211in" svg:y="3.47413in" svg:width="5.21496in" svg:height="3.28108in" style:rel-width="scale" style:rel-height="scale">
          <draw:image xlink:href="media/image1.png" xlink:type="simple" xlink:show="embed" xlink:actuate="onLoad"/>
          <svg:title/>
          <svg:desc>https://lh4.googleusercontent.com/3z8wcPljfSVGK-_0lkot2Oly416bnqrL5D26LdshKwRZ7KFA6WbsMiTC1acVwpWGoK3d4fE5xEOLZLJoqusk4CaJ95g9CD9qYUiA9Ei-lU0xcd6UHkiXJXdjS0OhAePb9DIgjflIU8Y</svg:desc>
        </draw:frame>
        <draw:frame draw:id="id70" draw:style-name="a406" draw:name="Picture 4" svg:x="3.78993in" svg:y="5.60577in" svg:width="0.3993in" svg:height="0.3993in" style:rel-width="scale" style:rel-height="scale">
          <draw:image xlink:href="media/image2.png" xlink:type="simple" xlink:show="embed" xlink:actuate="onLoad"/>
          <svg:title/>
          <svg:desc>https://lh3.googleusercontent.com/W4gEuIH9lNLfNtuUMnoGGojTVCJ8d7zs6NBtzj51p6G9PMVWlw92pVKGE3d5alMAIWSMqMRjfBzelSqr9uUTDYEY6i633ghBD_2hRDGQzsOE2yJAU91nUtdfZ-G4yF4yByVGJHLBpNU</svg:desc>
        </draw:frame>
        <draw:frame draw:id="id71" draw:style-name="a407" draw:name="Picture 6" svg:x="7.53365in" svg:y="4.08427in" svg:width="3.73958in" svg:height="3.22326in" style:rel-width="scale" style:rel-height="scale">
          <draw:image xlink:href="media/image3.png" xlink:type="simple" xlink:show="embed" xlink:actuate="onLoad"/>
          <svg:title/>
          <svg:desc>https://lh3.googleusercontent.com/IA2nbB9h-9FQq4S3v4aRopPHgHEZDW0A1tj8eyUTd7pjmNV2sGkl4Yp2V_Kbi860iZKhSZ8hG3rPBvdx3bieb4wilaDHPbUNkGAuOYahOjuBJyIArNyzTzbyrVoFt1Hq2gftUBnmgBM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1" presentation:preset-sub-type="0" presentation:preset-class="motion-path" smil:begin="0.0s" smil:repeatCount="1" smil:fill="hold">
                  <anim:animateMotion svg:path="M 1.66667E-6 -7.40741E-7 C 0.06901 -7.40741E-7 0.125 -0.05255 0.125 -0.11736 C 0.125 -0.18218 0.06901 -0.23449 1.66667E-6 -0.23449 C -0.06901 -0.23449 -0.125 -0.18218 -0.125 -0.11736 C -0.125 -0.05255 -0.06901 -7.40741E-7 1.66667E-6 -7.40741E-7 Z " svg:origin="layout" smil:targetElement="id71" smil:attributeName="x" smil:dur="5.0s" smil:fill="hold"/>
                </anim:par>
                <anim:par smil:accelerate="50" smil:decelerate="50" presentation:node-type="with-previous" presentation:preset-id="1" presentation:preset-sub-type="0" presentation:preset-class="motion-path" smil:begin="0.0s" smil:repeatCount="1" smil:fill="hold">
                  <anim:animateMotion svg:path="M 1.25E-6 -4.07407E-6 C 0.06901 -4.07407E-6 0.125 -0.05856 0.125 -0.13009 C 0.125 -0.20162 0.06901 -0.25995 1.25E-6 -0.25995 C -0.06901 -0.25995 -0.125 -0.20162 -0.125 -0.13009 C -0.125 -0.05856 -0.06901 -4.07407E-6 1.25E-6 -4.07407E-6 Z " svg:origin="layout" smil:targetElement="id70" smil:attributeName="x" smil:dur="5.0s" smil:fill="hold"/>
                </anim:par>
              </anim:par>
            </anim:par>
          </anim:seq>
        </anim:par>
      </draw:page>
      <draw:page draw:name="Slide4" draw:style-name="a408" draw:master-page-name="Master1-Layout2-obj-Titel-en-object" presentation:presentation-page-layout-name="Master1-PPL2" draw:id="Slide-259">
        <draw:frame draw:id="id72" draw:style-name="a409" draw:name="Picture 18" svg:x="1.46468in" svg:y="3.62094in" svg:width="5.13238in" svg:height="2.56374in" style:rel-width="scale" style:rel-height="scale">
          <draw:image xlink:href="media/image4.jpeg" xlink:type="simple" xlink:show="embed" xlink:actuate="onLoad"/>
          <svg:title/>
          <svg:desc>Image result for fruit ninja background</svg:desc>
        </draw:frame>
        <draw:frame draw:id="id73" presentation:style-name="a410" draw:name="Picture 2" svg:x="1.81413in" svg:y="6.48213in" svg:width="0.9551in" svg:height="0.9551in" style:rel-width="scale" style:rel-height="scale" presentation:class="graphic" presentation:placeholder="false">
          <draw:image xlink:href="media/image5.png" xlink:type="simple" xlink:show="embed" xlink:actuate="onLoad"/>
          <svg:title/>
          <svg:desc>Image result for apple sprite</svg:desc>
        </draw:frame>
        <draw:frame draw:id="id74" presentation:style-name="a414" draw:name="Titel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Met Kinect</text:span><text:span text:style-name="a412" text:class-names=""/></text:p>
          </draw:text-box>
          <svg:title/>
          <svg:desc/>
        </draw:frame>
        <draw:frame draw:id="id75" draw:style-name="a415" draw:name="Picture 4" svg:x="5.48224in" svg:y="5.30285in" svg:width="0.3993in" svg:height="0.3993in" style:rel-width="scale" style:rel-height="scale">
          <draw:image xlink:href="media/image6.png&amp;ehk=JbeM" xlink:type="simple" xlink:show="embed" xlink:actuate="onLoad"/>
          <svg:title/>
          <svg:desc/>
        </draw:frame>
        <draw:frame draw:id="id76" draw:style-name="a416" draw:name="Picture 6" svg:x="7.64947in" svg:y="4.09052in" svg:width="3.73958in" svg:height="3.22326in" style:rel-width="scale" style:rel-height="scale">
          <draw:image xlink:href="media/image3.png" xlink:type="simple" xlink:show="embed" xlink:actuate="onLoad"/>
          <svg:title/>
          <svg:desc>https://lh3.googleusercontent.com/IA2nbB9h-9FQq4S3v4aRopPHgHEZDW0A1tj8eyUTd7pjmNV2sGkl4Yp2V_Kbi860iZKhSZ8hG3rPBvdx3bieb4wilaDHPbUNkGAuOYahOjuBJyIArNyzTzbyrVoFt1Hq2gftUBnmgBM</svg:desc>
        </draw:frame>
        <draw:frame draw:id="id77" draw:style-name="a417" draw:name="Afbeelding 8" svg:x="1.38211in" svg:y="6.18453in" svg:width="5.21496in" svg:height="1.6931in" style:rel-width="scale" style:rel-height="scale">
          <draw:image xlink:href="media/image7.png" xlink:type="simple" xlink:show="embed" xlink:actuate="onLoad"/>
          <svg:title/>
          <svg:desc/>
        </draw:frame>
        <draw:frame draw:id="id78" draw:style-name="a418" draw:transform="translate(-0.88319in -0.55199in) rotate(-0.57641) translate(4.15664in 4.42956in)" draw:name="Picture 16" svg:width="1.76638in" svg:height="1.10399in" style:rel-width="scale" style:rel-height="scale">
          <draw:image xlink:href="media/image8.png" xlink:type="simple" xlink:show="embed" xlink:actuate="onLoad"/>
          <svg:title/>
          <svg:desc>Image result for sword slice sprite</svg:desc>
        </draw:frame>
        <draw:frame draw:id="id79" draw:style-name="a419" draw:name="Picture 2" svg:x="1.38211in" svg:y="3.47413in" svg:width="5.21496in" svg:height="3.28108in" style:rel-width="scale" style:rel-height="scale">
          <draw:image xlink:href="media/image1.png" xlink:type="simple" xlink:show="embed" xlink:actuate="onLoad"/>
          <svg:title/>
          <svg:desc>https://lh4.googleusercontent.com/3z8wcPljfSVGK-_0lkot2Oly416bnqrL5D26LdshKwRZ7KFA6WbsMiTC1acVwpWGoK3d4fE5xEOLZLJoqusk4CaJ95g9CD9qYUiA9Ei-lU0xcd6UHkiXJXdjS0OhAePb9DIgjflIU8Y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57" presentation:preset-sub-type="0" presentation:preset-class="motion-path" smil:begin="0.0s" smil:fill="hold">
                  <anim:animateMotion svg:path="M 3.29597E-17 -1.85185E-6 C 3.29597E-17 -0.05694 -0.00078 -0.08079 0.00794 -0.12801 C 0.01667 -0.17616 0.03815 -0.24074 0.06107 -0.28472 C 0.08359 -0.31574 0.10208 -0.3368 0.12174 -0.3368 " svg:origin="layout" smil:targetElement="id73" smil:attributeName="x" smil:dur="2.0s" smil:fill="hold"/>
                </anim:par>
                <anim:par smil:accelerate="50" smil:decelerate="50" presentation:node-type="with-previous" presentation:preset-id="57" presentation:preset-sub-type="0" presentation:preset-class="motion-path" smil:begin="1.0s" smil:repeatCount="1" smil:fill="hold">
                  <anim:animateMotion svg:path="M 4.16667E-7 -4.81481E-6 L 4.16667E-7 -0.0706 C 4.16667E-7 -0.10254 -0.02721 -0.1412 -0.04909 -0.1412 L -0.09805 -0.1412 " svg:origin="layout" smil:targetElement="id75" smil:attributeName="x" smil:dur="1.0s" smil:fill="hold"/>
                </anim:par>
                <anim:par smil:accelerate="50" smil:decelerate="50" presentation:node-type="with-previous" presentation:preset-id="57" presentation:preset-sub-type="0" presentation:preset-class="motion-path" smil:begin="1.0s" smil:repeatCount="1" smil:fill="hold">
                  <anim:animateMotion svg:path="M -2.29167E-6 4.81481E-6 L -2.29167E-6 -0.07061 C -2.29167E-6 -0.10255 -0.02721 -0.14121 -0.04909 -0.14121 L -0.09804 -0.14121 " svg:origin="layout" smil:targetElement="id76" smil:attributeName="x" smil:dur="1.0s" smil:fill="hold"/>
                </anim:par>
              </anim:par>
              <anim:par smil:begin="2.0s" smil:fill="hold">
                <anim:par presentation:node-type="after-previous" presentation:preset-id="22" presentation:preset-sub-type="4" presentation:preset-class="entrance" smil:begin="0.0s" smil:fill="hold">
                  <anim:set smil:targetElement="id78" smil:attributeName="visibility" smil:to="visible" smil:begin="0.0s" smil:dur="0.001s" smil:fill="hold"/>
                  <anim:transitionFilter smil:targetElement="id78" smil:type="slideWipe" smil:subtype="fromBottom" smil:dur="0.5s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kststijl van het model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Klik om stijl te bewerken</text:span><text:span text:style-name="a36" text:class-names=""/></text:p>
        </draw:text-box>
        <svg:title/>
        <svg:desc/>
      </draw:frame>
      <draw:frame draw:id="id6" presentation:style-name="a42" draw:name="Ond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Klikken om de ondertitelstijl van het model te bewerken</text:span><text:span text:style-name="a40" text:class-names=""/></text:p>
        </draw:text-box>
        <svg:title/>
        <svg:desc/>
      </draw:frame>
      <draw:frame draw:id="id7" presentation:style-name="a47" draw:name="Tijdelijke aanduiding voor datum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Tijdelijke aanduiding voor voettekst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Tijdelijke aanduiding voor dianumm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Klik om stijl te bewerken</text:span><text:span text:style-name="a57" text:class-names=""/></text:p>
        </draw:text-box>
        <svg:title/>
        <svg:desc/>
      </draw:frame>
      <draw:frame draw:id="id11" presentation:style-name="a76" draw:name="Tijdelijke aanduiding voor inhoud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Tekststijl van het model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Tijdelijke aanduiding voor datum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Tijdelijke aanduiding voor voettekst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Tijdelijke aanduiding voor dianumm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Klik om stijl te bewerken</text:span><text:span text:style-name="a91" text:class-names=""/></text:p>
        </draw:text-box>
        <svg:title/>
        <svg:desc/>
      </draw:frame>
      <draw:frame draw:id="id16" presentation:style-name="a97" draw:name="Tijdelijke aanduiding voor tekst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Tekststijl van het model bewerken</text:span></text:p>
            </text:list-item>
          </text:list>
        </draw:text-box>
        <svg:title/>
        <svg:desc/>
      </draw:frame>
      <draw:frame draw:id="id17" presentation:style-name="a102" draw:name="Tijdelijke aanduiding voor datum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Tijdelijke aanduiding voor voettekst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Tijdelijke aanduiding voor dianumm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Klik om stijl te bewerken</text:span><text:span text:style-name="a112" text:class-names=""/></text:p>
        </draw:text-box>
        <svg:title/>
        <svg:desc/>
      </draw:frame>
      <draw:frame draw:id="id21" presentation:style-name="a131" draw:name="Tijdelijke aanduiding voor inhoud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Tekststijl van het model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Tijdelijke aanduiding voor inhoud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Tekststijl van het model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Tijdelijke aanduiding voor datum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Tijdelijke aanduiding voor voettekst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Tijdelijke aanduiding voor dianumm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Klik om stijl te bewerken</text:span><text:span text:style-name="a163" text:class-names=""/></text:p>
        </draw:text-box>
        <svg:title/>
        <svg:desc/>
      </draw:frame>
      <draw:frame draw:id="id27" presentation:style-name="a169" draw:name="Tijdelijke aanduiding voor tekst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Tekststijl van het model bewerken</text:span></text:p>
            </text:list-item>
          </text:list>
        </draw:text-box>
        <svg:title/>
        <svg:desc/>
      </draw:frame>
      <draw:frame draw:id="id28" presentation:style-name="a186" draw:name="Tijdelijke aanduiding voor inhoud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Tekststijl van het model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ijdelijke aanduiding voor tekst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Tekststijl van het model bewerken</text:span></text:p>
            </text:list-item>
          </text:list>
        </draw:text-box>
        <svg:title/>
        <svg:desc/>
      </draw:frame>
      <draw:frame draw:id="id30" presentation:style-name="a207" draw:name="Tijdelijke aanduiding voor inhoud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Tekststijl van het model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Tijdelijke aanduiding voor datum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Tijdelijke aanduiding voor voettekst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Tijdelijke aanduiding voor dianumm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Klik om stijl te bewerken</text:span><text:span text:style-name="a222" text:class-names=""/></text:p>
        </draw:text-box>
        <svg:title/>
        <svg:desc/>
      </draw:frame>
      <draw:frame draw:id="id35" presentation:style-name="a229" draw:name="Tijdelijke aanduiding voor datum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Tijdelijke aanduiding voor voettekst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Tijdelijke aanduiding voor dianumm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Tijdelijke aanduiding voor voettekst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Tijdelijke aanduiding voor dianumm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Klik om stijl te bewerken</text:span><text:span text:style-name="a252" text:class-names=""/></text:p>
        </draw:text-box>
        <svg:title/>
        <svg:desc/>
      </draw:frame>
      <draw:frame draw:id="id42" presentation:style-name="a271" draw:name="Tijdelijke aanduiding voor inhoud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Tekststijl van het model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ijdelijke aanduiding voor tekst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Tekststijl van het model bewerken</text:span></text:p>
            </text:list-item>
          </text:list>
        </draw:text-box>
        <svg:title/>
        <svg:desc/>
      </draw:frame>
      <draw:frame draw:id="id44" presentation:style-name="a280" draw:name="Tijdelijke aanduiding voor datum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Tijdelijke aanduiding voor voettekst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Tijdelijke aanduiding voor dianumm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Klik om stijl te bewerken</text:span><text:span text:style-name="a290" text:class-names=""/></text:p>
        </draw:text-box>
        <svg:title/>
        <svg:desc/>
      </draw:frame>
      <draw:frame draw:id="id48" presentation:style-name="a295" draw:name="Tijdelijke aanduiding voor afbeelding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ijdelijke aanduiding voor tekst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Tekststijl van het model bewerken</text:span></text:p>
            </text:list-item>
          </text:list>
        </draw:text-box>
        <svg:title/>
        <svg:desc/>
      </draw:frame>
      <draw:frame draw:id="id50" presentation:style-name="a304" draw:name="Tijdelijke aanduiding voor datum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Tijdelijke aanduiding voor voettekst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Tijdelijke aanduiding voor dianumm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Klik om stijl te bewerken</text:span><text:span text:style-name="a314" text:class-names=""/></text:p>
        </draw:text-box>
        <svg:title/>
        <svg:desc/>
      </draw:frame>
      <draw:frame draw:id="id54" presentation:style-name="a333" draw:name="Tijdelijke aanduiding voor verticale tekst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Tekststijl van het model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Tijdelijke aanduiding voor datum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Tijdelijke aanduiding voor voettekst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Tijdelijke aanduiding voor dianumm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Klik om stijl te bewerken</text:span><text:span text:style-name="a348" text:class-names=""/></text:p>
        </draw:text-box>
        <svg:title/>
        <svg:desc/>
      </draw:frame>
      <draw:frame draw:id="id59" presentation:style-name="a367" draw:name="Tijdelijke aanduiding voor verticale tekst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Tekststijl van het model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Tijdelijke aanduiding voor datum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Tijdelijke aanduiding voor voettekst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Tijdelijke aanduiding voor dianumm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Ontwerp Document</dc:title>
    <meta:initial-creator>MM Dekker</meta:initial-creator>
    <dc:creator>MM Dekker</dc:creator>
    <meta:creation-date>2018-07-09T09:47:06Z</meta:creation-date>
    <dc:date>2018-07-09T10:32:21Z</dc:date>
    <meta:template xlink:href="Retrospect" xlink:type="simple"/>
    <meta:editing-cycles>2</meta:editing-cycles>
    <meta:editing-duration>PT2714S</meta:editing-duration>
    <meta:document-statistic meta:paragraph-count="5" meta:word-count="46"/>
  </office:meta>
</office:document-meta>
</file>